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28cm" fo:min-width="11.42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78cm" fo:min-width="2.62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934cm" fo:min-width="2.43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91cm" fo:min-width="7.9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586cm" fo:min-width="7.836cm"/>
    </style:style>
    <style:style style:name="gr6" style:family="graphic" style:parent-style-name="standard">
      <style:graphic-properties draw:textarea-horizontal-align="justify" draw:textarea-vertical-align="middle" draw:auto-grow-height="false" fo:min-height="3.812cm" fo:min-width="7.8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cm" fo:min-width="2.0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1.506cm" fo:min-width="1.7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54cm" fo:min-width="0.9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4.58cm" fo:min-width="1.0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2cm" svg:height="0.75cm" svg:x="5.75cm" svg:y="1.75cm">
          <text:p text:style-name="P1">Строка поиск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5cm" svg:height="1.25cm" svg:x="1.75cm" svg:y="1.75cm">
          <text:p text:style-name="P1">Лог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25cm" svg:height="4.5cm" svg:x="1.75cm" svg:y="4cm">
          <text:p text:style-name="P1">мен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75cm" svg:height="3.5cm" svg:x="5.5cm" svg:y="4cm">
          <text:p text:style-name="P1">Блок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8.75cm" svg:height="4.25cm" svg:x="5.5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8.75cm" svg:height="4.5cm" svg:x="5.5cm" svg:y="12.75cm">
          <text:p text:style-name="P1">Блок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75cm" svg:height="1.75cm" svg:x="14.75cm" svg:y="4cm">
          <text:p text:style-name="P1">Погод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5cm" svg:height="12cm" svg:x="15.25cm" svg:y="6.25cm">
          <text:p text:style-name="P1">хит-мен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2.272cm" svg:height="1.212cm" svg:x="8.478cm" svg:y="9.75cm">
          <draw:text-box>
            <text:p>Блок2</text:p>
          </draw:text-box>
        </draw:frame>
        <draw:custom-shape draw:style-name="gr10" draw:text-style-name="P1" draw:layer="layout" svg:width="1.5cm" svg:height="1cm" svg:x="18.25cm" svg:y="1.75cm">
          <text:p text:style-name="P1">ЛК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75cm" svg:height="5cm" svg:x="17.75cm" svg:y="23.25cm">
          <text:p text:style-name="P1">Доп. мен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7T02:33:02.869943951</meta:creation-date>
    <dc:date>2023-01-17T02:46:15.715602521</dc:date>
    <meta:editing-duration>PT18S</meta:editing-duration>
    <meta:editing-cycles>1</meta:editing-cycles>
    <meta:document-statistic meta:object-count="11"/>
    <meta:generator>LibreOffice/7.3.7.2$Linux_X86_64 LibreOffice_project/30$Build-2</meta:generator>
  </office:meta>
</office:document-meta>
</file>